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31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6.481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3.56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13.506cm" fo:min-width="4.58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0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1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463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2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3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884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5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2.551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6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17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8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1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009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20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14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1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1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22" style:family="graphic">
      <style:graphic-properties style:protect="size"/>
    </style:style>
    <style:style style:name="gr2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3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7.954cm" fo:min-width="6.48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3.564cm" fo:padding-top="0.125cm" fo:padding-bottom="0.125cm" fo:padding-left="0.25cm" fo:padding-right="0.25cm" fo:wrap-option="wrap"/>
    </style:style>
    <style:style style:name="gr26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31cm" fo:padding-top="0.125cm" fo:padding-bottom="0.125cm" fo:padding-left="0.25cm" fo:padding-right="0.25cm" fo:wrap-option="wrap"/>
    </style:style>
    <style:style style:name="gr27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6.481cm" fo:padding-top="0.125cm" fo:padding-bottom="0.125cm" fo:padding-left="0.25cm" fo:padding-right="0.25cm" fo:wrap-option="wrap"/>
    </style:style>
    <style:style style:name="gr28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3.564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8.005cm" fo:min-width="4.58cm" fo:padding-top="0.125cm" fo:padding-bottom="0.125cm" fo:padding-left="0.25cm" fo:padding-right="0.25cm" fo:wrap-option="wrap"/>
    </style:style>
    <style:style style:name="gr31" style:family="graphic" style:parent-style-name="standard" style:list-style-name="L3">
      <style:graphic-properties draw:stroke="solid" svg:stroke-width="0.071cm" svg:stroke-color="#a6a6a6" svg:stroke-linecap="butt" draw:fill="solid" draw:fill-color="#f2f2f2" draw:textarea-vertical-align="middle" draw:auto-grow-height="false" draw:fit-to-size="false" style:shrink-to-fit="false" fo:min-height="1.867cm" fo:min-width="4.58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31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6.153cm" fo:min-width="6.481cm" fo:padding-top="0.125cm" fo:padding-bottom="0.125cm" fo:padding-left="0.25cm" fo:padding-right="0.25cm" fo:wrap-option="wrap"/>
    </style:style>
    <style:style style:name="gr34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3.564cm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solid" svg:stroke-width="0.071cm" svg:stroke-color="#a6a6a6" svg:stroke-linecap="butt" draw:fill="solid" draw:fill-color="#ffffff" draw:textarea-vertical-align="middle" draw:auto-grow-height="false" draw:fit-to-size="false" style:shrink-to-fit="false" fo:min-height="5.253cm" fo:min-width="4.58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816cm" fo:min-width="2.647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3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1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70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3" style:family="graphic" style:parent-style-name="standard">
      <style:graphic-properties draw:stroke="none" svg:stroke-width="0.026cm" svg:stroke-linecap="butt" draw:fill="solid" draw:fill-color="#118002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4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48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1" style:family="graphic" style:parent-style-name="standard">
      <style:graphic-properties draw:stroke="none" svg:stroke-width="0.071cm" svg:stroke-linecap="butt" draw:fill="solid" draw:fill-color="#ff9393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5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6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.083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7" style:family="graphic" style:parent-style-name="standard">
      <style:graphic-properties draw:stroke="none" svg:stroke-width="0.026cm" svg:stroke-linecap="butt" draw:fill="gradient" draw:fill-gradient-name="Gradient_20_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5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59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2.303cm" fo:min-width="2.89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2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1.662cm" fo:min-width="2.04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4" style:family="graphic" style:parent-style-name="standard">
      <style:graphic-properties draw:stroke="none" svg:stroke-width="0.071cm" svg:stroke-linecap="butt" draw:fill="gradient" draw:fill-gradient-name="Gradient_20_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6" style:family="graphic" style:parent-style-name="standard">
      <style:graphic-properties draw:stroke="none" svg:stroke-width="0.071cm" svg:stroke-linecap="butt" draw:fill="gradient" draw:fill-gradient-name="Gradient_20_3" draw:textarea-vertical-align="middle" draw:auto-grow-height="false" draw:fit-to-size="false" style:shrink-to-fit="false" fo:min-height="3.28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6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68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17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69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2.974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1" style:family="graphic" style:parent-style-name="standard">
      <style:graphic-properties draw:stroke="none" svg:stroke-width="0.071cm" svg:stroke-linecap="butt" draw:fill="solid" draw:fill-color="#9ed462" draw:textarea-vertical-align="middle" draw:auto-grow-height="false" draw:fit-to-size="false" style:shrink-to-fit="false" fo:min-height="3.699cm" fo:min-width="2.781cm" fo:padding-top="0.125cm" fo:padding-bottom="0.125cm" fo:padding-left="0.25cm" fo:padding-right="0.25cm" fo:wrap-option="wrap" draw:shadow="visible" draw:shadow-offset-x="-0.074cm" draw:shadow-offset-y="0.074cm" draw:shadow-color="#000000" draw:shadow-opacity="40%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</style:style>
    <style:style style:name="gr73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16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4" style:family="graphic" style:parent-style-name="standard">
      <style:graphic-properties draw:stroke="none" svg:stroke-width="0.026cm" svg:stroke-linecap="butt" draw:fill="gradient" draw:fill-gradient-name="Gradient_20_1" draw:textarea-vertical-align="middle" draw:auto-grow-height="false" draw:fit-to-size="false" style:shrink-to-fit="false" fo:min-height="0.022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gr75" style:family="graphic" style:parent-style-name="standard">
      <style:graphic-properties draw:stroke="none" svg:stroke-width="0.071cm" svg:stroke-linecap="butt" draw:fill="solid" draw:fill-color="#ffffff" draw:textarea-vertical-align="middle" draw:auto-grow-height="false" draw:fit-to-size="false" style:shrink-to-fit="false" fo:min-height="0.007cm" fo:min-width="0cm" fo:padding-top="0.127cm" fo:padding-bottom="0.127cm" fo:padding-left="0.254cm" fo:padding-right="0.254cm" fo:wrap-option="wrap"/>
    </style:style>
    <style:style style:name="pr1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Only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6" style:family="paragraph">
      <loext:graphic-properties draw:fill="solid" draw:fill-color="#f2f2f2"/>
      <style:paragraph-properties fo:text-align="start" style:font-independent-line-spacing="true"/>
      <style:text-properties fo:font-size="18pt"/>
    </style:style>
    <style:style style:name="P7" style:family="paragraph">
      <loext:graphic-properties draw:fill="solid" draw:fill-color="#ff9393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solid" draw:fill-color="#118002"/>
      <style:paragraph-properties fo:text-align="start" style:font-independent-line-spacing="true"/>
      <style:text-properties fo:font-size="18pt"/>
    </style:style>
    <style:style style:name="P11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2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15" style:family="paragraph">
      <loext:graphic-properties draw:fill="solid" draw:fill-color="#9ed462"/>
      <style:paragraph-properties fo:text-align="start" style:font-independent-line-spacing="true"/>
      <style:text-properties fo:font-size="18pt"/>
    </style:style>
    <style:style style:name="P16" style:family="paragraph">
      <loext:graphic-properties draw:fill-color="#ffffff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8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T1" style:family="text">
      <style:text-properties fo:font-variant="normal" fo:text-transform="none" fo:color="#404040" style:text-line-through-style="none" style:text-line-through-type="none" style:text-position="0% 100%" style:font-name="Calibri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font-variant="normal" fo:text-transform="none" fo:color="#40404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40404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crum Task Board Template" draw:style-name="dp1" draw:master-page-name="Title_20_Only" presentation:presentation-page-layout-name="AL1T19">
        <draw:frame draw:name="Title 10" presentation:style-name="pr1" draw:text-style-name="P2" draw:layer="layout" svg:width="16.721cm" svg:height="1.269cm" svg:x="4.339cm" svg:y="0.093cm" presentation:class="title" presentation:user-transformed="true">
          <draw:text-box>
            <text:p text:style-name="P1"><text:span text:style-name="T1">Scrum Task Board </text:span></text:p>
          </draw:text-box>
        </draw:frame>
        <draw:custom-shape draw:name="TextBox 11" draw:style-name="gr1" draw:text-style-name="P4" draw:layer="layout" svg:width="1.536cm" svg:height="0.927cm" svg:x="11.829cm" svg:y="1.176cm">
          <text:p text:style-name="P3"><text:span text:style-name="T2">D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2" draw:text-style-name="P5" draw:layer="layout" svg:width="3.809cm" svg:height="13.755cm" svg:x="0.76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3" draw:text-style-name="P5" draw:layer="layout" svg:width="6.98cm" svg:height="13.755cm" svg:x="4.57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4" draw:text-style-name="P5" draw:layer="layout" svg:width="4.063cm" svg:height="13.755cm" svg:x="11.554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4" draw:text-style-name="P5" draw:layer="layout" svg:width="4.063cm" svg:height="13.755cm" svg:x="15.618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6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5" draw:text-style-name="P6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5" draw:text-style-name="P6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6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6" draw:text-style-name="P5" draw:layer="layout" svg:width="5.079cm" svg:height="13.755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5" draw:text-style-name="P6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" draw:style-name="gr7" draw:text-style-name="P7" draw:layer="layout" svg:width="3.28cm" svg:height="3.223cm" svg:x="1.027cm" svg:y="4.657cm">
          <text:p/>
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<draw:equation draw:name="f0" draw:formula="logwidth"/>
            <draw:equation draw:name="f1" draw:formula="logheight"/>
          </draw:enhanced-geometry>
        </draw:custom-shape>
        <draw:custom-shape draw:name="TextBox 147" draw:style-name="gr8" draw:text-style-name="P9" draw:layer="layout" svg:width="2.832cm" svg:height="2.027cm" svg:x="1.271cm" svg:y="5.406cm">
          <text:p text:style-name="P8"><text:span text:style-name="T4">Students want see his results in a form of graph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66">
          <draw:custom-shape draw:name="Oval 167" draw:style-name="gr9" draw:text-style-name="P10" draw:layer="layout" svg:width="0.455cm" svg:height="0.477cm" svg:x="2.499cm" svg:y="4.81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68" draw:style-name="gr9" draw:text-style-name="P10" draw:layer="layout" svg:width="0.303cm" svg:height="0.318cm" svg:x="2.703cm" svg:y="4.78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2.725cm" svg:y="4.867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12">
          <draw:custom-shape draw:name="Flowchart: Process 42" draw:style-name="gr11" draw:text-style-name="P11" draw:layer="layout" svg:width="3.146cm" svg:height="1.712cm" svg:x="12cm" svg:y="5.088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2" draw:text-style-name="P12" draw:layer="layout" svg:width="0.455cm" svg:height="0.266cm" svg:x="13.329cm" svg:y="5.21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177cm" svg:x="13.534cm" svg:y="5.19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18cm" svg:x="13.555cm" svg:y="5.2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8" draw:text-style-name="P13" draw:layer="layout" svg:width="2.793cm" svg:height="1.013cm" svg:x="12.185cm" svg:y="5.478cm">
            <text:p text:style-name="P8"><text:span text:style-name="T4">Collecting inform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13" draw:text-style-name="P11" draw:layer="layout" svg:width="3.146cm" svg:height="2.133cm" svg:x="8.206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2" draw:text-style-name="P12" draw:layer="layout" svg:width="0.455cm" svg:height="0.332cm" svg:x="9.535cm" svg:y="4.80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223cm" svg:x="9.739cm" svg:y="4.78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7cm" svg:x="9.761cm" svg:y="4.8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8" draw:text-style-name="P13" draw:layer="layout" svg:width="2.793cm" svg:height="1.522cm" svg:x="8.391cm" svg:y="5.137cm">
            <text:p text:style-name="P8"><text:span text:style-name="T4">understanding and analysing dat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14" draw:text-style-name="P11" draw:layer="layout" svg:width="3.146cm" svg:height="3.065cm" svg:x="12.054cm" svg:y="7.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2" draw:text-style-name="P12" draw:layer="layout" svg:width="0.455cm" svg:height="0.477cm" svg:x="13.383cm" svg:y="7.6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13.588cm" svg:y="7.5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609cm" svg:y="7.67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8" draw:text-style-name="P9" draw:layer="layout" svg:width="2.793cm" svg:height="2.027cm" svg:x="12.239cm" svg:y="8.098cm">
            <text:p text:style-name="P8"><text:span text:style-name="T4">Design a simple prototype for the web and desktop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15" draw:text-style-name="P7" draw:layer="layout" svg:width="2.539cm" svg:height="2.8cm" svg:x="8.261cm" svg:y="10.4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8" draw:text-style-name="P9" draw:layer="layout" svg:width="2.375cm" svg:height="1.52cm" svg:x="8.4cm" svg:y="11.2cm">
          <text:p text:style-name="P3"><text:span text:style-name="T4">Data mining and machine learni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521cm" svg:height="0.477cm" svg:x="9.278cm" svg:y="10.52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47cm" svg:height="0.318cm" svg:x="9.219cm" svg:y="10.493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51cm" svg:height="0.212cm" svg:x="9.291cm" svg:y="10.572cm">
            <text:p/>
            <draw:enhanced-geometry draw:mirror-horizontal="tru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86">
          <draw:custom-shape draw:name="Flowchart: Process 42" draw:style-name="gr17" draw:text-style-name="P14" draw:layer="layout" svg:width="2.539cm" svg:height="1.911cm" svg:x="8.461cm" svg:y="7.41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9" draw:layer="layout" svg:width="2.375cm" svg:height="1.013cm" svg:x="8.543cm" svg:y="8.081cm">
            <text:p text:style-name="P3"><text:span text:style-name="T4">Design data ma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9" draw:text-style-name="P10" draw:layer="layout" svg:width="0.455cm" svg:height="0.477cm" svg:x="9.52cm" svg:y="7.4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9.724cm" svg:y="7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45cm" svg:y="7.47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4.72cm" svg:y="1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013cm" svg:x="4.964cm" svg:y="13.517cm">
            <text:p text:style-name="P8"><text:span text:style-name="T4">Design deskop and web app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6.212cm" svg:y="13.0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6.416cm" svg:y="13.0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6.438cm" svg:y="13.1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18" draw:text-style-name="P15" draw:layer="layout" svg:width="3.28cm" svg:height="2.223cm" svg:x="7.8cm" svg:y="15.4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8" draw:text-style-name="P13" draw:layer="layout" svg:width="2.832cm" svg:height="1.52cm" svg:x="8.044cm" svg:y="15.917cm">
            <text:p text:style-name="P8"><text:span text:style-name="T4">Web and desktop app coding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2" draw:text-style-name="P12" draw:layer="layout" svg:width="0.455cm" svg:height="0.329cm" svg:x="9.292cm" svg:y="15.4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219cm" svg:x="9.496cm" svg:y="15.46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146cm" svg:x="9.518cm" svg:y="15.51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19" draw:text-style-name="P14" draw:layer="layout" svg:width="2.539cm" svg:height="2.258cm" svg:x="4.8cm" svg:y="15.42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8" draw:text-style-name="P4" draw:layer="layout" svg:width="2.375cm" svg:height="1.522cm" svg:x="4.882cm" svg:y="16.204cm">
            <text:p text:style-name="P3"><text:span text:style-name="T4">What should we ask studen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20" draw:text-style-name="P10" draw:layer="layout" svg:width="0.455cm" svg:height="0.564cm" svg:x="5.859cm" svg:y="15.4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21" draw:text-style-name="P10" draw:layer="layout" svg:width="0.303cm" svg:height="0.376cm" svg:x="6.063cm" svg:y="15.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51cm" svg:x="6.084cm" svg:y="15.49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2" draw:layer="layout" svg:width="19.798cm" svg:height="11.136cm" svg:x="0.6cm" svg:y="2.257cm" draw:page-number="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Only" presentation:presentation-page-layout-name="AL1T19">
        <draw:custom-shape draw:name="Rectangle 1" draw:style-name="gr23" draw:text-style-name="P5" draw:layer="layout" svg:width="3.809cm" svg:height="8.254cm" svg:x="0.762cm" svg:y="4.4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24" draw:text-style-name="P5" draw:layer="layout" svg:width="6.98cm" svg:height="8.203cm" svg:x="4.572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5" draw:text-style-name="P5" draw:layer="layout" svg:width="4.063cm" svg:height="8.254cm" svg:x="11.553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25" draw:text-style-name="P5" draw:layer="layout" svg:width="4.063cm" svg:height="8.254cm" svg:x="15.617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26" draw:text-style-name="P17" draw:layer="layout" svg:width="3.809cm" svg:height="2.116cm" svg:x="0.762cm" svg:y="2.328cm">
          <text:p text:style-name="P3"><text:span text:style-name="T3">Stor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27" draw:text-style-name="P17" draw:layer="layout" svg:width="6.98cm" svg:height="2.116cm" svg:x="4.572cm" svg:y="2.328cm">
          <text:p text:style-name="P3"><text:span text:style-name="T3">To 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17" draw:layer="layout" svg:width="4.063cm" svg:height="2.116cm" svg:x="11.553cm" svg:y="2.328cm">
          <text:p text:style-name="P3"><text:span text:style-name="T3">In Progr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9" draw:text-style-name="P17" draw:layer="layout" svg:width="4.063cm" svg:height="2.116cm" svg:x="15.617cm" svg:y="2.328cm">
          <text:p text:style-name="P3"><text:span text:style-name="T3">Te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0" draw:style-name="gr30" draw:text-style-name="P5" draw:layer="layout" svg:width="5.079cm" svg:height="8.254cm" svg:x="19.681cm" svg:y="4.4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1" draw:style-name="gr31" draw:text-style-name="P17" draw:layer="layout" svg:width="5.079cm" svg:height="2.116cm" svg:x="19.681cm" svg:y="2.328cm">
          <text:p text:style-name="P3"><text:span text:style-name="T3">D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2" draw:style-name="gr32" draw:text-style-name="P5" draw:layer="layout" svg:width="3.809cm" svg:height="5.502cm" svg:x="0.762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3" draw:style-name="gr33" draw:text-style-name="P5" draw:layer="layout" svg:width="6.98cm" svg:height="6.402cm" svg:x="4.571cm" svg:y="12.6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4" draw:style-name="gr34" draw:text-style-name="P5" draw:layer="layout" svg:width="4.063cm" svg:height="5.502cm" svg:x="11.553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5" draw:style-name="gr34" draw:text-style-name="P5" draw:layer="layout" svg:width="4.063cm" svg:height="5.502cm" svg:x="15.617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6" draw:style-name="gr35" draw:text-style-name="P5" draw:layer="layout" svg:width="5.079cm" svg:height="5.502cm" svg:x="19.681cm" svg:y="12.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2">
          <draw:custom-shape draw:name="Flowchart: Process 42" draw:style-name="gr36" draw:text-style-name="P11" draw:layer="layout" svg:width="3.146cm" svg:height="3.065cm" svg:x="4.868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84">
            <draw:custom-shape draw:name="Oval 186" draw:style-name="gr16" draw:text-style-name="P12" draw:layer="layout" svg:width="0.455cm" svg:height="0.477cm" svg:x="6.197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7" draw:style-name="gr12" draw:text-style-name="P12" draw:layer="layout" svg:width="0.303cm" svg:height="0.318cm" svg:x="6.402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85" draw:style-name="gr37" draw:text-style-name="P13" draw:layer="layout" svg:width="2.793cm" svg:height="2.029cm" svg:x="5.053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89">
          <draw:custom-shape draw:name="Flowchart: Process 42" draw:style-name="gr36" draw:text-style-name="P11" draw:layer="layout" svg:width="3.146cm" svg:height="3.065cm" svg:x="8.206cm" svg:y="4.651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1">
            <draw:custom-shape draw:name="Oval 193" draw:style-name="gr16" draw:text-style-name="P12" draw:layer="layout" svg:width="0.455cm" svg:height="0.477cm" svg:x="9.535cm" svg:y="4.8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94" draw:style-name="gr12" draw:text-style-name="P12" draw:layer="layout" svg:width="0.303cm" svg:height="0.318cm" svg:x="9.739cm" svg:y="4.8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4.9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2" draw:style-name="gr38" draw:text-style-name="P13" draw:layer="layout" svg:width="2.793cm" svg:height="2.029cm" svg:x="8.391cm" svg:y="5.35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196">
          <draw:custom-shape draw:name="Flowchart: Process 42" draw:style-name="gr36" draw:text-style-name="P11" draw:layer="layout" svg:width="3.146cm" svg:height="3.065cm" svg:x="4.868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198">
            <draw:custom-shape draw:name="Oval 200" draw:style-name="gr16" draw:text-style-name="P12" draw:layer="layout" svg:width="0.455cm" svg:height="0.477cm" svg:x="6.197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1" draw:style-name="gr12" draw:text-style-name="P12" draw:layer="layout" svg:width="0.303cm" svg:height="0.318cm" svg:x="6.402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423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199" draw:style-name="gr39" draw:text-style-name="P13" draw:layer="layout" svg:width="2.793cm" svg:height="2.029cm" svg:x="5.053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03">
          <draw:custom-shape draw:name="Flowchart: Process 42" draw:style-name="gr36" draw:text-style-name="P11" draw:layer="layout" svg:width="3.146cm" svg:height="3.065cm" svg:x="8.206cm" svg:y="8.364cm">
            <text:p/>
            <draw:enhanced-geometry draw:mirror-horizontal="false" draw:mirror-vertical="false" svg:viewBox="0 0 0 0" drawooo:sub-view-size="10000 10000" draw:text-areas="0 0 ?f70 ?f71" draw:type="ooxml-non-primitive" draw:enhanced-path="M 0 0 C 3333 0 5314 761 10000 0 9762 4982 9801 6033 10000 10000 5672 9112 3333 10000 0 10000 239 5525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logwidth"/>
              <draw:equation draw:name="f71" draw:formula="logheight"/>
            </draw:enhanced-geometry>
          </draw:custom-shape>
          <draw:g draw:name="Group 205">
            <draw:custom-shape draw:name="Oval 207" draw:style-name="gr16" draw:text-style-name="P12" draw:layer="layout" svg:width="0.455cm" svg:height="0.477cm" svg:x="9.535cm" svg:y="8.58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08" draw:style-name="gr12" draw:text-style-name="P12" draw:layer="layout" svg:width="0.303cm" svg:height="0.318cm" svg:x="9.739cm" svg:y="8.5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61cm" svg:y="8.6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  <draw:custom-shape draw:name="TextBox 206" draw:style-name="gr40" draw:text-style-name="P13" draw:layer="layout" svg:width="2.793cm" svg:height="2.029cm" svg:x="8.391cm" svg:y="9.06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Flowchart: Process 42" draw:style-name="gr41" draw:text-style-name="P7" draw:layer="layout" svg:width="2.539cm" svg:height="1.951cm" svg:x="7.836cm" svg:y="13.076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19" draw:style-name="gr42" draw:text-style-name="P4" draw:layer="layout" svg:width="2.539cm" svg:height="1.015cm" svg:x="7.836cm" svg:y="13.758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20">
          <draw:custom-shape draw:name="Oval 221" draw:style-name="gr43" draw:text-style-name="P10" draw:layer="layout" svg:width="0.455cm" svg:height="0.477cm" svg:x="8.89cm" svg:y="13.15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22" draw:style-name="gr9" draw:text-style-name="P10" draw:layer="layout" svg:width="0.303cm" svg:height="0.318cm" svg:x="9.094cm" svg:y="13.123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9.116cm" svg:y="13.2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241">
          <draw:custom-shape draw:name="Flowchart: Process 42" draw:style-name="gr44" draw:text-style-name="P11" draw:layer="layout" svg:width="2.539cm" svg:height="1.911cm" svg:x="4.95cm" svg:y="13.096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12" draw:style-name="gr45" draw:text-style-name="P4" draw:layer="layout" svg:width="2.375cm" svg:height="1.015cm" svg:x="5.032cm" svg:y="13.758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36">
            <draw:custom-shape draw:name="Oval 237" draw:style-name="gr16" draw:text-style-name="P12" draw:layer="layout" svg:width="0.455cm" svg:height="0.477cm" svg:x="6.043cm" svg:y="13.15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38" draw:style-name="gr12" draw:text-style-name="P12" draw:layer="layout" svg:width="0.303cm" svg:height="0.318cm" svg:x="6.247cm" svg:y="13.12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3.2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2">
          <draw:custom-shape draw:name="Flowchart: Process 42" draw:style-name="gr44" draw:text-style-name="P11" draw:layer="layout" svg:width="2.539cm" svg:height="1.911cm" svg:x="4.95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44" draw:style-name="gr46" draw:text-style-name="P4" draw:layer="layout" svg:width="2.375cm" svg:height="1.015cm" svg:x="5.032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45">
            <draw:custom-shape draw:name="Oval 246" draw:style-name="gr16" draw:text-style-name="P12" draw:layer="layout" svg:width="0.455cm" svg:height="0.477cm" svg:x="6.043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47" draw:style-name="gr12" draw:text-style-name="P12" draw:layer="layout" svg:width="0.303cm" svg:height="0.318cm" svg:x="6.247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6.269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49">
          <draw:custom-shape draw:name="Flowchart: Process 42" draw:style-name="gr44" draw:text-style-name="P11" draw:layer="layout" svg:width="2.539cm" svg:height="1.911cm" svg:x="8.418cm" svg:y="15.452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1" draw:style-name="gr47" draw:text-style-name="P4" draw:layer="layout" svg:width="2.375cm" svg:height="1.015cm" svg:x="8.499cm" svg:y="16.114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52">
            <draw:custom-shape draw:name="Oval 253" draw:style-name="gr16" draw:text-style-name="P12" draw:layer="layout" svg:width="0.455cm" svg:height="0.477cm" svg:x="9.511cm" svg:y="15.50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54" draw:style-name="gr12" draw:text-style-name="P12" draw:layer="layout" svg:width="0.303cm" svg:height="0.318cm" svg:x="9.715cm" svg:y="15.479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9.736cm" svg:y="15.558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3">
          <draw:custom-shape draw:name="Flowchart: Process 42" draw:style-name="gr48" draw:text-style-name="P14" draw:layer="layout" svg:width="2.539cm" svg:height="1.911cm" svg:x="12.745cm" svg:y="6.99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66" draw:style-name="gr49" draw:text-style-name="P4" draw:layer="layout" svg:width="2.375cm" svg:height="1.015cm" svg:x="12.827cm" svg:y="7.65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67">
            <draw:custom-shape draw:name="Oval 268" draw:style-name="gr16" draw:text-style-name="P12" draw:layer="layout" svg:width="0.455cm" svg:height="0.477cm" svg:x="13.838cm" svg:y="7.05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69" draw:style-name="gr12" draw:text-style-name="P12" draw:layer="layout" svg:width="0.303cm" svg:height="0.318cm" svg:x="14.042cm" svg:y="7.024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064cm" svg:y="7.103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278">
          <draw:custom-shape draw:name="Flowchart: Process 42" draw:style-name="gr48" draw:text-style-name="P14" draw:layer="layout" svg:width="2.539cm" svg:height="1.911cm" svg:x="12.794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0" draw:style-name="gr50" draw:text-style-name="P4" draw:layer="layout" svg:width="2.375cm" svg:height="1.015cm" svg:x="12.876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281">
            <draw:custom-shape draw:name="Oval 282" draw:style-name="gr16" draw:text-style-name="P12" draw:layer="layout" svg:width="0.455cm" svg:height="0.477cm" svg:x="13.887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283" draw:style-name="gr12" draw:text-style-name="P12" draw:layer="layout" svg:width="0.303cm" svg:height="0.318cm" svg:x="14.091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4.113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custom-shape draw:name="Flowchart: Process 42" draw:style-name="gr51" draw:text-style-name="P7" draw:layer="layout" svg:width="2.539cm" svg:height="1.911cm" svg:x="16.087cm" svg:y="4.65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294" draw:style-name="gr52" draw:text-style-name="P4" draw:layer="layout" svg:width="2.375cm" svg:height="1.015cm" svg:x="16.169cm" svg:y="5.31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5">
          <draw:custom-shape draw:name="Oval 296" draw:style-name="gr16" draw:text-style-name="P12" draw:layer="layout" svg:width="0.455cm" svg:height="0.477cm" svg:x="17.18cm" svg:y="4.71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297" draw:style-name="gr12" draw:text-style-name="P12" draw:layer="layout" svg:width="0.303cm" svg:height="0.318cm" svg:x="17.384cm" svg:y="4.68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4.76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51" draw:text-style-name="P7" draw:layer="layout" svg:width="2.539cm" svg:height="1.911cm" svg:x="16.978cm" svg:y="6.997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1" draw:style-name="gr53" draw:text-style-name="P4" draw:layer="layout" svg:width="2.375cm" svg:height="1.015cm" svg:x="17.06cm" svg:y="7.659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2">
          <draw:custom-shape draw:name="Oval 303" draw:style-name="gr16" draw:text-style-name="P12" draw:layer="layout" svg:width="0.455cm" svg:height="0.477cm" svg:x="18.071cm" svg:y="7.05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04" draw:style-name="gr12" draw:text-style-name="P12" draw:layer="layout" svg:width="0.303cm" svg:height="0.318cm" svg:x="18.276cm" svg:y="7.024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8.297cm" svg:y="7.103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custom-shape draw:name="Flowchart: Process 42" draw:style-name="gr48" draw:text-style-name="P14" draw:layer="layout" svg:width="2.539cm" svg:height="1.911cm" svg:x="16.087cm" svg:y="9.241cm">
          <text:p/>
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<draw:equation draw:name="f0" draw:formula="0*logwidth/10000"/>
            <draw:equation draw:name="f1" draw:formula="0*logheight/10000"/>
            <draw:equation draw:name="f2" draw:formula="10000*logwidth/10000"/>
            <draw:equation draw:name="f3" draw:formula="0*logheight/10000"/>
            <draw:equation draw:name="f4" draw:formula="10000*logwidth/10000"/>
            <draw:equation draw:name="f5" draw:formula="10000*logheight/10000"/>
            <draw:equation draw:name="f6" draw:formula="0*logwidth/10000"/>
            <draw:equation draw:name="f7" draw:formula="10000*logheight/10000"/>
            <draw:equation draw:name="f8" draw:formula="0*logwidth/10000"/>
            <draw:equation draw:name="f9" draw:formula="0*logheight/10000"/>
            <draw:equation draw:name="f10" draw:formula="0*logwidth/10000"/>
            <draw:equation draw:name="f11" draw:formula="0*logheight/10000"/>
            <draw:equation draw:name="f12" draw:formula="10000*logwidth/10000"/>
            <draw:equation draw:name="f13" draw:formula="0*logheight/10000"/>
            <draw:equation draw:name="f14" draw:formula="10000*logwidth/10000"/>
            <draw:equation draw:name="f15" draw:formula="10000*logheight/10000"/>
            <draw:equation draw:name="f16" draw:formula="0*logwidth/10000"/>
            <draw:equation draw:name="f17" draw:formula="10000*logheight/10000"/>
            <draw:equation draw:name="f18" draw:formula="0*logwidth/10000"/>
            <draw:equation draw:name="f19" draw:formula="0*logheight/10000"/>
            <draw:equation draw:name="f20" draw:formula="0*logwidth/10000"/>
            <draw:equation draw:name="f21" draw:formula="0*logheight/10000"/>
            <draw:equation draw:name="f22" draw:formula="10000*logwidth/10000"/>
            <draw:equation draw:name="f23" draw:formula="0*logheight/10000"/>
            <draw:equation draw:name="f24" draw:formula="10000*logwidth/10000"/>
            <draw:equation draw:name="f25" draw:formula="10000*logheight/10000"/>
            <draw:equation draw:name="f26" draw:formula="0*logwidth/10000"/>
            <draw:equation draw:name="f27" draw:formula="10000*logheight/10000"/>
            <draw:equation draw:name="f28" draw:formula="0*logwidth/10000"/>
            <draw:equation draw:name="f29" draw:formula="0*logheight/10000"/>
            <draw:equation draw:name="f30" draw:formula="0*logwidth/10000"/>
            <draw:equation draw:name="f31" draw:formula="0*logheight/10000"/>
            <draw:equation draw:name="f32" draw:formula="10000*logwidth/10000"/>
            <draw:equation draw:name="f33" draw:formula="0*logheight/10000"/>
            <draw:equation draw:name="f34" draw:formula="10000*logwidth/10000"/>
            <draw:equation draw:name="f35" draw:formula="10000*logheight/10000"/>
            <draw:equation draw:name="f36" draw:formula="0*logwidth/10000"/>
            <draw:equation draw:name="f37" draw:formula="10000*logheight/10000"/>
            <draw:equation draw:name="f38" draw:formula="0*logwidth/10000"/>
            <draw:equation draw:name="f39" draw:formula="0*logheight/10000"/>
            <draw:equation draw:name="f40" draw:formula="0*logwidth/10000"/>
            <draw:equation draw:name="f41" draw:formula="0*logheight/10000"/>
            <draw:equation draw:name="f42" draw:formula="10000*logwidth/10000"/>
            <draw:equation draw:name="f43" draw:formula="0*logheight/10000"/>
            <draw:equation draw:name="f44" draw:formula="10000*logwidth/10000"/>
            <draw:equation draw:name="f45" draw:formula="10000*logheight/10000"/>
            <draw:equation draw:name="f46" draw:formula="0*logwidth/10000"/>
            <draw:equation draw:name="f47" draw:formula="10000*logheight/10000"/>
            <draw:equation draw:name="f48" draw:formula="0*logwidth/10000"/>
            <draw:equation draw:name="f49" draw:formula="0*logheight/10000"/>
            <draw:equation draw:name="f50" draw:formula="0*logwidth/10000"/>
            <draw:equation draw:name="f51" draw:formula="0*logheight/10000"/>
            <draw:equation draw:name="f52" draw:formula="10000*logwidth/10000"/>
            <draw:equation draw:name="f53" draw:formula="0*logheight/10000"/>
            <draw:equation draw:name="f54" draw:formula="10000*logwidth/10000"/>
            <draw:equation draw:name="f55" draw:formula="10000*logheight/10000"/>
            <draw:equation draw:name="f56" draw:formula="0*logwidth/10000"/>
            <draw:equation draw:name="f57" draw:formula="10000*logheight/10000"/>
            <draw:equation draw:name="f58" draw:formula="0*logwidth/10000"/>
            <draw:equation draw:name="f59" draw:formula="0*logheight/10000"/>
            <draw:equation draw:name="f60" draw:formula="0*logwidth/10000"/>
            <draw:equation draw:name="f61" draw:formula="0*logheight/10000"/>
            <draw:equation draw:name="f62" draw:formula="10000*logwidth/10000"/>
            <draw:equation draw:name="f63" draw:formula="0*logheight/10000"/>
            <draw:equation draw:name="f64" draw:formula="10000*logwidth/10000"/>
            <draw:equation draw:name="f65" draw:formula="10000*logheight/10000"/>
            <draw:equation draw:name="f66" draw:formula="0*logwidth/10000"/>
            <draw:equation draw:name="f67" draw:formula="10000*logheight/10000"/>
            <draw:equation draw:name="f68" draw:formula="0*logwidth/10000"/>
            <draw:equation draw:name="f69" draw:formula="0*logheight/10000"/>
            <draw:equation draw:name="f70" draw:formula="0*logwidth/10000"/>
            <draw:equation draw:name="f71" draw:formula="0*logheight/10000"/>
            <draw:equation draw:name="f72" draw:formula="10000*logwidth/10000"/>
            <draw:equation draw:name="f73" draw:formula="0*logheight/10000"/>
            <draw:equation draw:name="f74" draw:formula="10000*logwidth/10000"/>
            <draw:equation draw:name="f75" draw:formula="10000*logheight/10000"/>
            <draw:equation draw:name="f76" draw:formula="0*logwidth/10000"/>
            <draw:equation draw:name="f77" draw:formula="10000*logheight/10000"/>
            <draw:equation draw:name="f78" draw:formula="0*logwidth/10000"/>
            <draw:equation draw:name="f79" draw:formula="0*logheight/10000"/>
            <draw:equation draw:name="f80" draw:formula="0*logwidth/10018"/>
            <draw:equation draw:name="f81" draw:formula="0*logheight/10000"/>
            <draw:equation draw:name="f82" draw:formula="10000*logwidth/10018"/>
            <draw:equation draw:name="f83" draw:formula="0*logheight/10000"/>
            <draw:equation draw:name="f84" draw:formula="10000*logwidth/10018"/>
            <draw:equation draw:name="f85" draw:formula="10000*logheight/10000"/>
            <draw:equation draw:name="f86" draw:formula="0*logwidth/10018"/>
            <draw:equation draw:name="f87" draw:formula="10000*logheight/10000"/>
            <draw:equation draw:name="f88" draw:formula="0*logwidth/10018"/>
            <draw:equation draw:name="f89" draw:formula="0*logheight/10000"/>
            <draw:equation draw:name="f90" draw:formula="0*logwidth/10018"/>
            <draw:equation draw:name="f91" draw:formula="0*logheight/10000"/>
            <draw:equation draw:name="f92" draw:formula="10000*logwidth/10018"/>
            <draw:equation draw:name="f93" draw:formula="0*logheight/10000"/>
            <draw:equation draw:name="f94" draw:formula="10000*logwidth/10018"/>
            <draw:equation draw:name="f95" draw:formula="10000*logheight/10000"/>
            <draw:equation draw:name="f96" draw:formula="0*logwidth/10018"/>
            <draw:equation draw:name="f97" draw:formula="10000*logheight/10000"/>
            <draw:equation draw:name="f98" draw:formula="0*logwidth/10018"/>
            <draw:equation draw:name="f99" draw:formula="0*logheight/10000"/>
            <draw:equation draw:name="f100" draw:formula="0*logwidth/10018"/>
            <draw:equation draw:name="f101" draw:formula="0*logheight/10000"/>
            <draw:equation draw:name="f102" draw:formula="10000*logwidth/10018"/>
            <draw:equation draw:name="f103" draw:formula="0*logheight/10000"/>
            <draw:equation draw:name="f104" draw:formula="10000*logwidth/10018"/>
            <draw:equation draw:name="f105" draw:formula="10000*logheight/10000"/>
            <draw:equation draw:name="f106" draw:formula="0*logwidth/10018"/>
            <draw:equation draw:name="f107" draw:formula="10000*logheight/10000"/>
            <draw:equation draw:name="f108" draw:formula="0*logwidth/10018"/>
            <draw:equation draw:name="f109" draw:formula="0*logheight/10000"/>
            <draw:equation draw:name="f110" draw:formula="0*logwidth/10071"/>
            <draw:equation draw:name="f111" draw:formula="0*logheight/10000"/>
            <draw:equation draw:name="f112" draw:formula="10000*logwidth/10071"/>
            <draw:equation draw:name="f113" draw:formula="0*logheight/10000"/>
            <draw:equation draw:name="f114" draw:formula="10000*logwidth/10071"/>
            <draw:equation draw:name="f115" draw:formula="10000*logheight/10000"/>
            <draw:equation draw:name="f116" draw:formula="0*logwidth/10071"/>
            <draw:equation draw:name="f117" draw:formula="10000*logheight/10000"/>
            <draw:equation draw:name="f118" draw:formula="0*logwidth/10071"/>
            <draw:equation draw:name="f119" draw:formula="0*logheight/10000"/>
            <draw:equation draw:name="f120" draw:formula="0*logwidth/10064"/>
            <draw:equation draw:name="f121" draw:formula="0*logheight/10000"/>
            <draw:equation draw:name="f122" draw:formula="10000*logwidth/10064"/>
            <draw:equation draw:name="f123" draw:formula="0*logheight/10000"/>
            <draw:equation draw:name="f124" draw:formula="10000*logwidth/10064"/>
            <draw:equation draw:name="f125" draw:formula="10000*logheight/10000"/>
            <draw:equation draw:name="f126" draw:formula="0*logwidth/10064"/>
            <draw:equation draw:name="f127" draw:formula="10000*logheight/10000"/>
            <draw:equation draw:name="f128" draw:formula="0*logwidth/10064"/>
            <draw:equation draw:name="f129" draw:formula="0*logheight/10000"/>
            <draw:equation draw:name="f130" draw:formula="0*logwidth/10064"/>
            <draw:equation draw:name="f131" draw:formula="0*logheight/10000"/>
            <draw:equation draw:name="f132" draw:formula="10000*logwidth/10064"/>
            <draw:equation draw:name="f133" draw:formula="0*logheight/10000"/>
            <draw:equation draw:name="f134" draw:formula="10000*logwidth/10064"/>
            <draw:equation draw:name="f135" draw:formula="10000*logheight/10000"/>
            <draw:equation draw:name="f136" draw:formula="0*logwidth/10064"/>
            <draw:equation draw:name="f137" draw:formula="10000*logheight/10000"/>
            <draw:equation draw:name="f138" draw:formula="0*logwidth/10064"/>
            <draw:equation draw:name="f139" draw:formula="0*logheight/10000"/>
            <draw:equation draw:name="f140" draw:formula="0*logwidth/10064"/>
            <draw:equation draw:name="f141" draw:formula="0*logheight/10000"/>
            <draw:equation draw:name="f142" draw:formula="10000*logwidth/10064"/>
            <draw:equation draw:name="f143" draw:formula="0*logheight/10000"/>
            <draw:equation draw:name="f144" draw:formula="10000*logwidth/10064"/>
            <draw:equation draw:name="f145" draw:formula="10000*logheight/10000"/>
            <draw:equation draw:name="f146" draw:formula="0*logwidth/10064"/>
            <draw:equation draw:name="f147" draw:formula="10000*logheight/10000"/>
            <draw:equation draw:name="f148" draw:formula="0*logwidth/10064"/>
            <draw:equation draw:name="f149" draw:formula="0*logheight/10000"/>
            <draw:equation draw:name="f150" draw:formula="0*logwidth/10064"/>
            <draw:equation draw:name="f151" draw:formula="0*logheight/10000"/>
            <draw:equation draw:name="f152" draw:formula="10000*logwidth/10064"/>
            <draw:equation draw:name="f153" draw:formula="0*logheight/10000"/>
            <draw:equation draw:name="f154" draw:formula="10000*logwidth/10064"/>
            <draw:equation draw:name="f155" draw:formula="10000*logheight/10000"/>
            <draw:equation draw:name="f156" draw:formula="0*logwidth/10064"/>
            <draw:equation draw:name="f157" draw:formula="10000*logheight/10000"/>
            <draw:equation draw:name="f158" draw:formula="0*logwidth/10064"/>
            <draw:equation draw:name="f159" draw:formula="0*logheight/10000"/>
            <draw:equation draw:name="f160" draw:formula="0*logwidth/10064"/>
            <draw:equation draw:name="f161" draw:formula="0*logheight/10000"/>
            <draw:equation draw:name="f162" draw:formula="10000*logwidth/10064"/>
            <draw:equation draw:name="f163" draw:formula="0*logheight/10000"/>
            <draw:equation draw:name="f164" draw:formula="10000*logwidth/10064"/>
            <draw:equation draw:name="f165" draw:formula="10000*logheight/10000"/>
            <draw:equation draw:name="f166" draw:formula="0*logwidth/10064"/>
            <draw:equation draw:name="f167" draw:formula="10000*logheight/10000"/>
            <draw:equation draw:name="f168" draw:formula="0*logwidth/10064"/>
            <draw:equation draw:name="f169" draw:formula="0*logheight/10000"/>
            <draw:equation draw:name="f170" draw:formula="logwidth"/>
            <draw:equation draw:name="f171" draw:formula="logheight"/>
          </draw:enhanced-geometry>
        </draw:custom-shape>
        <draw:custom-shape draw:name="TextBox 308" draw:style-name="gr54" draw:text-style-name="P4" draw:layer="layout" svg:width="2.375cm" svg:height="1.015cm" svg:x="16.169cm" svg:y="9.903cm">
          <text:p text:style-name="P3"><text:span text:style-name="T4">This is a sample tex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09">
          <draw:custom-shape draw:name="Oval 310" draw:style-name="gr16" draw:text-style-name="P12" draw:layer="layout" svg:width="0.455cm" svg:height="0.477cm" svg:x="17.18cm" svg:y="9.29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311" draw:style-name="gr12" draw:text-style-name="P12" draw:layer="layout" svg:width="0.303cm" svg:height="0.318cm" svg:x="17.384cm" svg:y="9.268cm">
            <text:p/>
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0" draw:style-name="gr10" draw:text-style-name="P5" draw:layer="layout" svg:width="0.219cm" svg:height="0.212cm" svg:x="17.405cm" svg:y="9.348cm">
            <text:p/>
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<draw:equation draw:name="f0" draw:formula="189017*logwidth/1045863"/>
              <draw:equation draw:name="f1" draw:formula="0*logheight/1103312"/>
              <draw:equation draw:name="f2" draw:formula="97056*logwidth/1045863"/>
              <draw:equation draw:name="f3" draw:formula="259496*logheight/1103312"/>
              <draw:equation draw:name="f4" draw:formula="828576*logwidth/1045863"/>
              <draw:equation draw:name="f5" draw:formula="991016*logheight/1103312"/>
              <draw:equation draw:name="f6" draw:formula="1045863*logwidth/1045863"/>
              <draw:equation draw:name="f7" draw:formula="954468*logheight/1103312"/>
              <draw:equation draw:name="f8" draw:formula="640080*logwidth/1045863"/>
              <draw:equation draw:name="f9" draw:formula="1103312*logheight/1103312"/>
              <draw:equation draw:name="f10" draw:formula="0*logwidth/1045863"/>
              <draw:equation draw:name="f11" draw:formula="463232*logheight/1103312"/>
              <draw:equation draw:name="f12" draw:formula="189017*logwidth/1045863"/>
              <draw:equation draw:name="f13" draw:formula="0*logheight/1103312"/>
              <draw:equation draw:name="f14" draw:formula="189017*logwidth/1045863"/>
              <draw:equation draw:name="f15" draw:formula="0*logheight/1103312"/>
              <draw:equation draw:name="f16" draw:formula="482067*logwidth/1045863"/>
              <draw:equation draw:name="f17" draw:formula="800917*logheight/1103312"/>
              <draw:equation draw:name="f18" draw:formula="828576*logwidth/1045863"/>
              <draw:equation draw:name="f19" draw:formula="991016*logheight/1103312"/>
              <draw:equation draw:name="f20" draw:formula="1045863*logwidth/1045863"/>
              <draw:equation draw:name="f21" draw:formula="954468*logheight/1103312"/>
              <draw:equation draw:name="f22" draw:formula="640080*logwidth/1045863"/>
              <draw:equation draw:name="f23" draw:formula="1103312*logheight/1103312"/>
              <draw:equation draw:name="f24" draw:formula="0*logwidth/1045863"/>
              <draw:equation draw:name="f25" draw:formula="463232*logheight/1103312"/>
              <draw:equation draw:name="f26" draw:formula="189017*logwidth/1045863"/>
              <draw:equation draw:name="f27" draw:formula="0*logheight/1103312"/>
              <draw:equation draw:name="f28" draw:formula="189017*logwidth/1045863"/>
              <draw:equation draw:name="f29" draw:formula="0*logheight/1103312"/>
              <draw:equation draw:name="f30" draw:formula="482067*logwidth/1045863"/>
              <draw:equation draw:name="f31" draw:formula="800917*logheight/1103312"/>
              <draw:equation draw:name="f32" draw:formula="1045863*logwidth/1045863"/>
              <draw:equation draw:name="f33" draw:formula="954468*logheight/1103312"/>
              <draw:equation draw:name="f34" draw:formula="640080*logwidth/1045863"/>
              <draw:equation draw:name="f35" draw:formula="1103312*logheight/1103312"/>
              <draw:equation draw:name="f36" draw:formula="0*logwidth/1045863"/>
              <draw:equation draw:name="f37" draw:formula="463232*logheight/1103312"/>
              <draw:equation draw:name="f38" draw:formula="189017*logwidth/1045863"/>
              <draw:equation draw:name="f39" draw:formula="0*logheight/1103312"/>
              <draw:equation draw:name="f40" draw:formula="189017*logwidth/1178210"/>
              <draw:equation draw:name="f41" draw:formula="0*logheight/1103312"/>
              <draw:equation draw:name="f42" draw:formula="482067*logwidth/1178210"/>
              <draw:equation draw:name="f43" draw:formula="800917*logheight/1103312"/>
              <draw:equation draw:name="f44" draw:formula="1178210*logwidth/1178210"/>
              <draw:equation draw:name="f45" draw:formula="810089*logheight/1103312"/>
              <draw:equation draw:name="f46" draw:formula="640080*logwidth/1178210"/>
              <draw:equation draw:name="f47" draw:formula="1103312*logheight/1103312"/>
              <draw:equation draw:name="f48" draw:formula="0*logwidth/1178210"/>
              <draw:equation draw:name="f49" draw:formula="463232*logheight/1103312"/>
              <draw:equation draw:name="f50" draw:formula="189017*logwidth/1178210"/>
              <draw:equation draw:name="f51" draw:formula="0*logheight/1103312"/>
              <draw:equation draw:name="f52" draw:formula="189017*logwidth/1178210"/>
              <draw:equation draw:name="f53" draw:formula="0*logheight/1103312"/>
              <draw:equation draw:name="f54" draw:formula="494099*logwidth/1178210"/>
              <draw:equation draw:name="f55" draw:formula="596381*logheight/1103312"/>
              <draw:equation draw:name="f56" draw:formula="1178210*logwidth/1178210"/>
              <draw:equation draw:name="f57" draw:formula="810089*logheight/1103312"/>
              <draw:equation draw:name="f58" draw:formula="640080*logwidth/1178210"/>
              <draw:equation draw:name="f59" draw:formula="1103312*logheight/1103312"/>
              <draw:equation draw:name="f60" draw:formula="0*logwidth/1178210"/>
              <draw:equation draw:name="f61" draw:formula="463232*logheight/1103312"/>
              <draw:equation draw:name="f62" draw:formula="189017*logwidth/1178210"/>
              <draw:equation draw:name="f63" draw:formula="0*logheight/1103312"/>
              <draw:equation draw:name="f64" draw:formula="2404*logwidth/991597"/>
              <draw:equation draw:name="f65" draw:formula="8836*logheight/1112148"/>
              <draw:equation draw:name="f66" draw:formula="307486*logwidth/991597"/>
              <draw:equation draw:name="f67" draw:formula="605217*logheight/1112148"/>
              <draw:equation draw:name="f68" draw:formula="991597*logwidth/991597"/>
              <draw:equation draw:name="f69" draw:formula="818925*logheight/1112148"/>
              <draw:equation draw:name="f70" draw:formula="453467*logwidth/991597"/>
              <draw:equation draw:name="f71" draw:formula="1112148*logheight/1112148"/>
              <draw:equation draw:name="f72" draw:formula="2404*logwidth/991597"/>
              <draw:equation draw:name="f73" draw:formula="8836*logheight/1112148"/>
              <draw:equation draw:name="f74" draw:formula="2404*logwidth/991597"/>
              <draw:equation draw:name="f75" draw:formula="8836*logheight/887846"/>
              <draw:equation draw:name="f76" draw:formula="307486*logwidth/991597"/>
              <draw:equation draw:name="f77" draw:formula="605217*logheight/887846"/>
              <draw:equation draw:name="f78" draw:formula="991597*logwidth/991597"/>
              <draw:equation draw:name="f79" draw:formula="818925*logheight/887846"/>
              <draw:equation draw:name="f80" draw:formula="104551*logwidth/991597"/>
              <draw:equation draw:name="f81" draw:formula="883548*logheight/887846"/>
              <draw:equation draw:name="f82" draw:formula="2404*logwidth/991597"/>
              <draw:equation draw:name="f83" draw:formula="8836*logheight/887846"/>
              <draw:equation draw:name="f84" draw:formula="118779*logwidth/1107972"/>
              <draw:equation draw:name="f85" draw:formula="8836*logheight/1021343"/>
              <draw:equation draw:name="f86" draw:formula="423861*logwidth/1107972"/>
              <draw:equation draw:name="f87" draw:formula="605217*logheight/1021343"/>
              <draw:equation draw:name="f88" draw:formula="1107972*logwidth/1107972"/>
              <draw:equation draw:name="f89" draw:formula="818925*logheight/1021343"/>
              <draw:equation draw:name="f90" draw:formula="220926*logwidth/1107972"/>
              <draw:equation draw:name="f91" draw:formula="883548*logheight/1021343"/>
              <draw:equation draw:name="f92" draw:formula="118779*logwidth/1107972"/>
              <draw:equation draw:name="f93" draw:formula="8836*logheight/1021343"/>
              <draw:equation draw:name="f94" draw:formula="118779*logwidth/1107972"/>
              <draw:equation draw:name="f95" draw:formula="11180*logheight/1023687"/>
              <draw:equation draw:name="f96" draw:formula="423861*logwidth/1107972"/>
              <draw:equation draw:name="f97" draw:formula="607561*logheight/1023687"/>
              <draw:equation draw:name="f98" draw:formula="1107972*logwidth/1107972"/>
              <draw:equation draw:name="f99" draw:formula="821269*logheight/1023687"/>
              <draw:equation draw:name="f100" draw:formula="220926*logwidth/1107972"/>
              <draw:equation draw:name="f101" draw:formula="885892*logheight/1023687"/>
              <draw:equation draw:name="f102" draw:formula="118779*logwidth/1107972"/>
              <draw:equation draw:name="f103" draw:formula="11180*logheight/1023687"/>
              <draw:equation draw:name="f104" draw:formula="logwidth"/>
              <draw:equation draw:name="f105" draw:formula="logheight"/>
            </draw:enhanced-geometry>
          </draw:custom-shape>
        </draw:g>
        <draw:g draw:name="Group 60">
          <draw:custom-shape draw:name="Flowchart: Process 42" draw:style-name="gr48" draw:text-style-name="P14" draw:layer="layout" svg:width="2.539cm" svg:height="1.911cm" svg:x="11.853cm" svg:y="4.65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59" draw:style-name="gr55" draw:text-style-name="P4" draw:layer="layout" svg:width="2.375cm" svg:height="1.015cm" svg:x="11.935cm" svg:y="5.319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3">
            <draw:custom-shape draw:name="Oval 314" draw:style-name="gr56" draw:text-style-name="P18" draw:layer="layout" svg:width="0.455cm" svg:height="0.477cm" svg:x="12.924cm" svg:y="4.68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5" draw:style-name="gr57" draw:text-style-name="P18" draw:layer="layout" svg:width="0.303cm" svg:height="0.318cm" svg:x="13.128cm" svg:y="4.65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5cm" svg:y="4.73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6">
          <draw:custom-shape draw:name="Flowchart: Process 42" draw:style-name="gr48" draw:text-style-name="P14" draw:layer="layout" svg:width="2.539cm" svg:height="1.911cm" svg:x="11.853cm" svg:y="9.241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73" draw:style-name="gr58" draw:text-style-name="P4" draw:layer="layout" svg:width="2.375cm" svg:height="1.015cm" svg:x="11.935cm" svg:y="9.903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17">
            <draw:custom-shape draw:name="Oval 318" draw:style-name="gr43" draw:text-style-name="P10" draw:layer="layout" svg:width="0.455cm" svg:height="0.477cm" svg:x="12.912cm" svg:y="9.25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19" draw:style-name="gr9" draw:text-style-name="P10" draw:layer="layout" svg:width="0.303cm" svg:height="0.318cm" svg:x="13.116cm" svg:y="9.22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137cm" svg:y="9.30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55">
          <draw:custom-shape draw:name="Flowchart: Process 42" draw:style-name="gr59" draw:text-style-name="P14" draw:layer="layout" svg:width="3.39cm" svg:height="2.552cm" svg:x="11.855cm" svg:y="15.227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287" draw:style-name="gr60" draw:text-style-name="P4" draw:layer="layout" svg:width="3.265cm" svg:height="2.029cm" svg:x="11.937cm" svg:y="15.89cm">
            <text:p text:style-name="P3"><text:span text:style-name="T4">This is a sample text. Replace it with your own.</text:span></text:p>
            <text:p text:style-name="P3"><text:span text:style-name="T4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21">
            <draw:custom-shape draw:name="Oval 322" draw:style-name="gr56" draw:text-style-name="P18" draw:layer="layout" svg:width="0.455cm" svg:height="0.477cm" svg:x="13.333cm" svg:y="15.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23" draw:style-name="gr57" draw:text-style-name="P18" draw:layer="layout" svg:width="0.303cm" svg:height="0.318cm" svg:x="13.537cm" svg:y="15.27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3.559cm" svg:y="15.34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9">
          <draw:custom-shape draw:name="Flowchart: Process 42" draw:style-name="gr44" draw:text-style-name="P11" draw:layer="layout" svg:width="2.539cm" svg:height="1.911cm" svg:x="16.087cm" svg:y="13.015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34" draw:style-name="gr61" draw:text-style-name="P4" draw:layer="layout" svg:width="2.375cm" svg:height="1.015cm" svg:x="16.169cm" svg:y="13.677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35">
            <draw:custom-shape draw:name="Oval 336" draw:style-name="gr16" draw:text-style-name="P12" draw:layer="layout" svg:width="0.455cm" svg:height="0.477cm" svg:x="17.18cm" svg:y="13.071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37" draw:style-name="gr12" draw:text-style-name="P12" draw:layer="layout" svg:width="0.303cm" svg:height="0.318cm" svg:x="17.384cm" svg:y="13.04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405cm" svg:y="13.121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8">
          <draw:custom-shape draw:name="Flowchart: Process 42" draw:style-name="gr62" draw:text-style-name="P15" draw:layer="layout" svg:width="2.539cm" svg:height="1.911cm" svg:x="16.458cm" svg:y="15.509cm">
            <text:p/>
            <draw:enhanced-geometry draw:mirror-horizontal="false" draw:mirror-vertical="false" svg:viewBox="0 0 0 0" drawooo:sub-view-size="10064 10000" draw:text-areas="0 0 ?f170 ?f171" draw:type="ooxml-non-primitive" draw:enhanced-path="M 0 0 C 3333 0 8406 267 10000 0 9688 2171 10246 7979 10000 10000 5499 9946 1007 9753 0 10000 115 8212 0 3333 0 0 Z N">
              <draw:equation draw:name="f0" draw:formula="0*logwidth/10000"/>
              <draw:equation draw:name="f1" draw:formula="0*logheight/10000"/>
              <draw:equation draw:name="f2" draw:formula="10000*logwidth/10000"/>
              <draw:equation draw:name="f3" draw:formula="0*logheight/10000"/>
              <draw:equation draw:name="f4" draw:formula="10000*logwidth/10000"/>
              <draw:equation draw:name="f5" draw:formula="10000*logheight/10000"/>
              <draw:equation draw:name="f6" draw:formula="0*logwidth/10000"/>
              <draw:equation draw:name="f7" draw:formula="10000*logheight/10000"/>
              <draw:equation draw:name="f8" draw:formula="0*logwidth/10000"/>
              <draw:equation draw:name="f9" draw:formula="0*logheight/10000"/>
              <draw:equation draw:name="f10" draw:formula="0*logwidth/10000"/>
              <draw:equation draw:name="f11" draw:formula="0*logheight/10000"/>
              <draw:equation draw:name="f12" draw:formula="10000*logwidth/10000"/>
              <draw:equation draw:name="f13" draw:formula="0*logheight/10000"/>
              <draw:equation draw:name="f14" draw:formula="10000*logwidth/10000"/>
              <draw:equation draw:name="f15" draw:formula="10000*logheight/10000"/>
              <draw:equation draw:name="f16" draw:formula="0*logwidth/10000"/>
              <draw:equation draw:name="f17" draw:formula="10000*logheight/10000"/>
              <draw:equation draw:name="f18" draw:formula="0*logwidth/10000"/>
              <draw:equation draw:name="f19" draw:formula="0*logheight/10000"/>
              <draw:equation draw:name="f20" draw:formula="0*logwidth/10000"/>
              <draw:equation draw:name="f21" draw:formula="0*logheight/10000"/>
              <draw:equation draw:name="f22" draw:formula="10000*logwidth/10000"/>
              <draw:equation draw:name="f23" draw:formula="0*logheight/10000"/>
              <draw:equation draw:name="f24" draw:formula="10000*logwidth/10000"/>
              <draw:equation draw:name="f25" draw:formula="10000*logheight/10000"/>
              <draw:equation draw:name="f26" draw:formula="0*logwidth/10000"/>
              <draw:equation draw:name="f27" draw:formula="10000*logheight/10000"/>
              <draw:equation draw:name="f28" draw:formula="0*logwidth/10000"/>
              <draw:equation draw:name="f29" draw:formula="0*logheight/10000"/>
              <draw:equation draw:name="f30" draw:formula="0*logwidth/10000"/>
              <draw:equation draw:name="f31" draw:formula="0*logheight/10000"/>
              <draw:equation draw:name="f32" draw:formula="10000*logwidth/10000"/>
              <draw:equation draw:name="f33" draw:formula="0*logheight/10000"/>
              <draw:equation draw:name="f34" draw:formula="10000*logwidth/10000"/>
              <draw:equation draw:name="f35" draw:formula="10000*logheight/10000"/>
              <draw:equation draw:name="f36" draw:formula="0*logwidth/10000"/>
              <draw:equation draw:name="f37" draw:formula="10000*logheight/10000"/>
              <draw:equation draw:name="f38" draw:formula="0*logwidth/10000"/>
              <draw:equation draw:name="f39" draw:formula="0*logheight/10000"/>
              <draw:equation draw:name="f40" draw:formula="0*logwidth/10000"/>
              <draw:equation draw:name="f41" draw:formula="0*logheight/10000"/>
              <draw:equation draw:name="f42" draw:formula="10000*logwidth/10000"/>
              <draw:equation draw:name="f43" draw:formula="0*logheight/10000"/>
              <draw:equation draw:name="f44" draw:formula="10000*logwidth/10000"/>
              <draw:equation draw:name="f45" draw:formula="10000*logheight/10000"/>
              <draw:equation draw:name="f46" draw:formula="0*logwidth/10000"/>
              <draw:equation draw:name="f47" draw:formula="10000*logheight/10000"/>
              <draw:equation draw:name="f48" draw:formula="0*logwidth/10000"/>
              <draw:equation draw:name="f49" draw:formula="0*logheight/10000"/>
              <draw:equation draw:name="f50" draw:formula="0*logwidth/10000"/>
              <draw:equation draw:name="f51" draw:formula="0*logheight/10000"/>
              <draw:equation draw:name="f52" draw:formula="10000*logwidth/10000"/>
              <draw:equation draw:name="f53" draw:formula="0*logheight/10000"/>
              <draw:equation draw:name="f54" draw:formula="10000*logwidth/10000"/>
              <draw:equation draw:name="f55" draw:formula="10000*logheight/10000"/>
              <draw:equation draw:name="f56" draw:formula="0*logwidth/10000"/>
              <draw:equation draw:name="f57" draw:formula="10000*logheight/10000"/>
              <draw:equation draw:name="f58" draw:formula="0*logwidth/10000"/>
              <draw:equation draw:name="f59" draw:formula="0*logheight/10000"/>
              <draw:equation draw:name="f60" draw:formula="0*logwidth/10000"/>
              <draw:equation draw:name="f61" draw:formula="0*logheight/10000"/>
              <draw:equation draw:name="f62" draw:formula="10000*logwidth/10000"/>
              <draw:equation draw:name="f63" draw:formula="0*logheight/10000"/>
              <draw:equation draw:name="f64" draw:formula="10000*logwidth/10000"/>
              <draw:equation draw:name="f65" draw:formula="10000*logheight/10000"/>
              <draw:equation draw:name="f66" draw:formula="0*logwidth/10000"/>
              <draw:equation draw:name="f67" draw:formula="10000*logheight/10000"/>
              <draw:equation draw:name="f68" draw:formula="0*logwidth/10000"/>
              <draw:equation draw:name="f69" draw:formula="0*logheight/10000"/>
              <draw:equation draw:name="f70" draw:formula="0*logwidth/10000"/>
              <draw:equation draw:name="f71" draw:formula="0*logheight/10000"/>
              <draw:equation draw:name="f72" draw:formula="10000*logwidth/10000"/>
              <draw:equation draw:name="f73" draw:formula="0*logheight/10000"/>
              <draw:equation draw:name="f74" draw:formula="10000*logwidth/10000"/>
              <draw:equation draw:name="f75" draw:formula="10000*logheight/10000"/>
              <draw:equation draw:name="f76" draw:formula="0*logwidth/10000"/>
              <draw:equation draw:name="f77" draw:formula="10000*logheight/10000"/>
              <draw:equation draw:name="f78" draw:formula="0*logwidth/10000"/>
              <draw:equation draw:name="f79" draw:formula="0*logheight/10000"/>
              <draw:equation draw:name="f80" draw:formula="0*logwidth/10018"/>
              <draw:equation draw:name="f81" draw:formula="0*logheight/10000"/>
              <draw:equation draw:name="f82" draw:formula="10000*logwidth/10018"/>
              <draw:equation draw:name="f83" draw:formula="0*logheight/10000"/>
              <draw:equation draw:name="f84" draw:formula="10000*logwidth/10018"/>
              <draw:equation draw:name="f85" draw:formula="10000*logheight/10000"/>
              <draw:equation draw:name="f86" draw:formula="0*logwidth/10018"/>
              <draw:equation draw:name="f87" draw:formula="10000*logheight/10000"/>
              <draw:equation draw:name="f88" draw:formula="0*logwidth/10018"/>
              <draw:equation draw:name="f89" draw:formula="0*logheight/10000"/>
              <draw:equation draw:name="f90" draw:formula="0*logwidth/10018"/>
              <draw:equation draw:name="f91" draw:formula="0*logheight/10000"/>
              <draw:equation draw:name="f92" draw:formula="10000*logwidth/10018"/>
              <draw:equation draw:name="f93" draw:formula="0*logheight/10000"/>
              <draw:equation draw:name="f94" draw:formula="10000*logwidth/10018"/>
              <draw:equation draw:name="f95" draw:formula="10000*logheight/10000"/>
              <draw:equation draw:name="f96" draw:formula="0*logwidth/10018"/>
              <draw:equation draw:name="f97" draw:formula="10000*logheight/10000"/>
              <draw:equation draw:name="f98" draw:formula="0*logwidth/10018"/>
              <draw:equation draw:name="f99" draw:formula="0*logheight/10000"/>
              <draw:equation draw:name="f100" draw:formula="0*logwidth/10018"/>
              <draw:equation draw:name="f101" draw:formula="0*logheight/10000"/>
              <draw:equation draw:name="f102" draw:formula="10000*logwidth/10018"/>
              <draw:equation draw:name="f103" draw:formula="0*logheight/10000"/>
              <draw:equation draw:name="f104" draw:formula="10000*logwidth/10018"/>
              <draw:equation draw:name="f105" draw:formula="10000*logheight/10000"/>
              <draw:equation draw:name="f106" draw:formula="0*logwidth/10018"/>
              <draw:equation draw:name="f107" draw:formula="10000*logheight/10000"/>
              <draw:equation draw:name="f108" draw:formula="0*logwidth/10018"/>
              <draw:equation draw:name="f109" draw:formula="0*logheight/10000"/>
              <draw:equation draw:name="f110" draw:formula="0*logwidth/10071"/>
              <draw:equation draw:name="f111" draw:formula="0*logheight/10000"/>
              <draw:equation draw:name="f112" draw:formula="10000*logwidth/10071"/>
              <draw:equation draw:name="f113" draw:formula="0*logheight/10000"/>
              <draw:equation draw:name="f114" draw:formula="10000*logwidth/10071"/>
              <draw:equation draw:name="f115" draw:formula="10000*logheight/10000"/>
              <draw:equation draw:name="f116" draw:formula="0*logwidth/10071"/>
              <draw:equation draw:name="f117" draw:formula="10000*logheight/10000"/>
              <draw:equation draw:name="f118" draw:formula="0*logwidth/10071"/>
              <draw:equation draw:name="f119" draw:formula="0*logheight/10000"/>
              <draw:equation draw:name="f120" draw:formula="0*logwidth/10064"/>
              <draw:equation draw:name="f121" draw:formula="0*logheight/10000"/>
              <draw:equation draw:name="f122" draw:formula="10000*logwidth/10064"/>
              <draw:equation draw:name="f123" draw:formula="0*logheight/10000"/>
              <draw:equation draw:name="f124" draw:formula="10000*logwidth/10064"/>
              <draw:equation draw:name="f125" draw:formula="10000*logheight/10000"/>
              <draw:equation draw:name="f126" draw:formula="0*logwidth/10064"/>
              <draw:equation draw:name="f127" draw:formula="10000*logheight/10000"/>
              <draw:equation draw:name="f128" draw:formula="0*logwidth/10064"/>
              <draw:equation draw:name="f129" draw:formula="0*logheight/10000"/>
              <draw:equation draw:name="f130" draw:formula="0*logwidth/10064"/>
              <draw:equation draw:name="f131" draw:formula="0*logheight/10000"/>
              <draw:equation draw:name="f132" draw:formula="10000*logwidth/10064"/>
              <draw:equation draw:name="f133" draw:formula="0*logheight/10000"/>
              <draw:equation draw:name="f134" draw:formula="10000*logwidth/10064"/>
              <draw:equation draw:name="f135" draw:formula="10000*logheight/10000"/>
              <draw:equation draw:name="f136" draw:formula="0*logwidth/10064"/>
              <draw:equation draw:name="f137" draw:formula="10000*logheight/10000"/>
              <draw:equation draw:name="f138" draw:formula="0*logwidth/10064"/>
              <draw:equation draw:name="f139" draw:formula="0*logheight/10000"/>
              <draw:equation draw:name="f140" draw:formula="0*logwidth/10064"/>
              <draw:equation draw:name="f141" draw:formula="0*logheight/10000"/>
              <draw:equation draw:name="f142" draw:formula="10000*logwidth/10064"/>
              <draw:equation draw:name="f143" draw:formula="0*logheight/10000"/>
              <draw:equation draw:name="f144" draw:formula="10000*logwidth/10064"/>
              <draw:equation draw:name="f145" draw:formula="10000*logheight/10000"/>
              <draw:equation draw:name="f146" draw:formula="0*logwidth/10064"/>
              <draw:equation draw:name="f147" draw:formula="10000*logheight/10000"/>
              <draw:equation draw:name="f148" draw:formula="0*logwidth/10064"/>
              <draw:equation draw:name="f149" draw:formula="0*logheight/10000"/>
              <draw:equation draw:name="f150" draw:formula="0*logwidth/10064"/>
              <draw:equation draw:name="f151" draw:formula="0*logheight/10000"/>
              <draw:equation draw:name="f152" draw:formula="10000*logwidth/10064"/>
              <draw:equation draw:name="f153" draw:formula="0*logheight/10000"/>
              <draw:equation draw:name="f154" draw:formula="10000*logwidth/10064"/>
              <draw:equation draw:name="f155" draw:formula="10000*logheight/10000"/>
              <draw:equation draw:name="f156" draw:formula="0*logwidth/10064"/>
              <draw:equation draw:name="f157" draw:formula="10000*logheight/10000"/>
              <draw:equation draw:name="f158" draw:formula="0*logwidth/10064"/>
              <draw:equation draw:name="f159" draw:formula="0*logheight/10000"/>
              <draw:equation draw:name="f160" draw:formula="0*logwidth/10064"/>
              <draw:equation draw:name="f161" draw:formula="0*logheight/10000"/>
              <draw:equation draw:name="f162" draw:formula="10000*logwidth/10064"/>
              <draw:equation draw:name="f163" draw:formula="0*logheight/10000"/>
              <draw:equation draw:name="f164" draw:formula="10000*logwidth/10064"/>
              <draw:equation draw:name="f165" draw:formula="10000*logheight/10000"/>
              <draw:equation draw:name="f166" draw:formula="0*logwidth/10064"/>
              <draw:equation draw:name="f167" draw:formula="10000*logheight/10000"/>
              <draw:equation draw:name="f168" draw:formula="0*logwidth/10064"/>
              <draw:equation draw:name="f169" draw:formula="0*logheight/10000"/>
              <draw:equation draw:name="f170" draw:formula="logwidth"/>
              <draw:equation draw:name="f171" draw:formula="logheight"/>
            </draw:enhanced-geometry>
          </draw:custom-shape>
          <draw:custom-shape draw:name="TextBox 341" draw:style-name="gr63" draw:text-style-name="P4" draw:layer="layout" svg:width="2.375cm" svg:height="1.015cm" svg:x="16.54cm" svg:y="16.171cm">
            <text:p text:style-name="P3"><text:span text:style-name="T4">This is a sample text.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2">
            <draw:custom-shape draw:name="Oval 343" draw:style-name="gr16" draw:text-style-name="P12" draw:layer="layout" svg:width="0.455cm" svg:height="0.477cm" svg:x="17.551cm" svg:y="15.56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44" draw:style-name="gr12" draw:text-style-name="P12" draw:layer="layout" svg:width="0.303cm" svg:height="0.318cm" svg:x="17.756cm" svg:y="15.53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17.777cm" svg:y="15.615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7">
          <draw:custom-shape draw:name="Rectangle 1" draw:style-name="gr64" draw:text-style-name="P11" draw:layer="layout" svg:width="3.28cm" svg:height="3.223cm" svg:x="20.108cm" svg:y="4.753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48" draw:style-name="gr65" draw:text-style-name="P13" draw:layer="layout" svg:width="2.832cm" svg:height="2.029cm" svg:x="20.353cm" svg:y="5.502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49">
            <draw:custom-shape draw:name="Oval 350" draw:style-name="gr16" draw:text-style-name="P12" draw:layer="layout" svg:width="0.455cm" svg:height="0.477cm" svg:x="21.601cm" svg:y="4.87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1" draw:style-name="gr12" draw:text-style-name="P12" draw:layer="layout" svg:width="0.303cm" svg:height="0.318cm" svg:x="21.805cm" svg:y="4.846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1.826cm" svg:y="4.926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8">
          <draw:custom-shape draw:name="Rectangle 1" draw:style-name="gr66" draw:text-style-name="P14" draw:layer="layout" svg:width="3.28cm" svg:height="3.533cm" svg:x="0.92cm" svg:y="13.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55" draw:style-name="gr67" draw:text-style-name="P13" draw:layer="layout" svg:width="2.832cm" svg:height="2.536cm" svg:x="1.165cm" svg:y="14.022cm">
            <text:p text:style-name="P8"><text:span text:style-name="T4">Student want compare his actual year results with other year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56">
            <draw:custom-shape draw:name="Oval 357" draw:style-name="gr68" draw:text-style-name="P12" draw:layer="layout" svg:width="0.455cm" svg:height="0.523cm" svg:x="2.412cm" svg:y="13.33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58" draw:style-name="gr12" draw:text-style-name="P12" draw:layer="layout" svg:width="0.303cm" svg:height="0.349cm" svg:x="2.616cm" svg:y="13.303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32cm" svg:x="2.638cm" svg:y="13.3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360">
          <draw:custom-shape draw:name="Rectangle 1" draw:style-name="gr69" draw:text-style-name="P15" draw:layer="layout" svg:width="3.28cm" svg:height="3.223cm" svg:x="20.976cm" svg:y="9.062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362" draw:style-name="gr70" draw:text-style-name="P13" draw:layer="layout" svg:width="2.832cm" svg:height="2.029cm" svg:x="21.22cm" svg:y="9.811cm">
            <text:p text:style-name="P8"><text:span text:style-name="T4">This is a sample text. Replace it with your own text.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63">
            <draw:custom-shape draw:name="Oval 364" draw:style-name="gr16" draw:text-style-name="P12" draw:layer="layout" svg:width="0.455cm" svg:height="0.477cm" svg:x="22.468cm" svg:y="9.18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365" draw:style-name="gr12" draw:text-style-name="P12" draw:layer="layout" svg:width="0.303cm" svg:height="0.318cm" svg:x="22.672cm" svg:y="9.155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10" draw:text-style-name="P5" draw:layer="layout" svg:width="0.219cm" svg:height="0.212cm" svg:x="22.694cm" svg:y="9.234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draw:g draw:name="Group 87">
          <draw:custom-shape draw:name="Rectangle 1" draw:style-name="gr71" draw:text-style-name="P15" draw:layer="layout" svg:width="3.28cm" svg:height="3.948cm" svg:x="0.92cm" svg:y="4.977cm">
            <text:p/>
            <draw:enhanced-geometry draw:mirror-horizontal="false" draw:mirror-vertical="false" svg:viewBox="0 0 0 0" drawooo:sub-view-size="4235395 4162644" draw:text-areas="0 0 ?f0 ?f1" draw:type="ooxml-non-primitive" draw:enhanced-path="M 4235395 0 L 4235395 4019636 140197 4162644 0 147903 Z N">
              <draw:equation draw:name="f0" draw:formula="logwidth"/>
              <draw:equation draw:name="f1" draw:formula="logheight"/>
            </draw:enhanced-geometry>
          </draw:custom-shape>
          <draw:custom-shape draw:name="TextBox 154" draw:style-name="gr72" draw:text-style-name="P13" draw:layer="layout" svg:width="2.832cm" svg:height="2.536cm" svg:x="1.164cm" svg:y="5.896cm">
            <text:p text:style-name="P8"><text:span text:style-name="T4">Students want knows the reasons of failurs <text:s/>and get some advice 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178">
            <draw:custom-shape draw:name="Oval 179" draw:style-name="gr73" draw:text-style-name="P12" draw:layer="layout" svg:width="0.455cm" svg:height="0.584cm" svg:x="2.412cm" svg:y="5.128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80" draw:style-name="gr74" draw:text-style-name="P12" draw:layer="layout" svg:width="0.303cm" svg:height="0.39cm" svg:x="2.616cm" svg:y="5.092cm">
              <text:p/>
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<draw:equation draw:name="f0" draw:formula="logwidth/2"/>
                <draw:equation draw:name="f1" draw:formula="?f0 *cos(pi*(2700000)/10800000)"/>
                <draw:equation draw:name="f2" draw:formula="logheight/2"/>
                <draw:equation draw:name="f3" draw:formula="?f2 *sin(pi*(2700000)/10800000)"/>
                <draw:equation draw:name="f4" draw:formula="logwidth/2"/>
                <draw:equation draw:name="f5" draw:formula="?f4 +0-?f1 "/>
                <draw:equation draw:name="f6" draw:formula="?f4 +?f1 -0"/>
                <draw:equation draw:name="f7" draw:formula="logheight/2"/>
                <draw:equation draw:name="f8" draw:formula="?f7 +0-?f3 "/>
                <draw:equation draw:name="f9" draw:formula="?f7 +?f3 -0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</draw:enhanced-geometry>
            </draw:custom-shape>
            <draw:custom-shape draw:name="Oval 10" draw:style-name="gr75" draw:text-style-name="P5" draw:layer="layout" svg:width="0.219cm" svg:height="0.26cm" svg:x="2.638cm" svg:y="5.189cm">
              <text:p/>
              <draw:enhanced-geometry draw:mirror-horizontal="false" draw:mirror-vertical="false" svg:viewBox="0 0 0 0" drawooo:sub-view-size="1107972 1023687" draw:text-areas="0 0 ?f104 ?f105" draw:type="ooxml-non-primitive" draw:enhanced-path="M 118779 11180 C 94449 -73308 114617 340199 423861 607561 733105 874923 1081637 770870 1107972 821269 999127 915094 664577 1186681 220926 885892 -222725 585103 143109 95668 118779 11180 Z N">
                <draw:equation draw:name="f0" draw:formula="189017*logwidth/1045863"/>
                <draw:equation draw:name="f1" draw:formula="0*logheight/1103312"/>
                <draw:equation draw:name="f2" draw:formula="97056*logwidth/1045863"/>
                <draw:equation draw:name="f3" draw:formula="259496*logheight/1103312"/>
                <draw:equation draw:name="f4" draw:formula="828576*logwidth/1045863"/>
                <draw:equation draw:name="f5" draw:formula="991016*logheight/1103312"/>
                <draw:equation draw:name="f6" draw:formula="1045863*logwidth/1045863"/>
                <draw:equation draw:name="f7" draw:formula="954468*logheight/1103312"/>
                <draw:equation draw:name="f8" draw:formula="640080*logwidth/1045863"/>
                <draw:equation draw:name="f9" draw:formula="1103312*logheight/1103312"/>
                <draw:equation draw:name="f10" draw:formula="0*logwidth/1045863"/>
                <draw:equation draw:name="f11" draw:formula="463232*logheight/1103312"/>
                <draw:equation draw:name="f12" draw:formula="189017*logwidth/1045863"/>
                <draw:equation draw:name="f13" draw:formula="0*logheight/1103312"/>
                <draw:equation draw:name="f14" draw:formula="189017*logwidth/1045863"/>
                <draw:equation draw:name="f15" draw:formula="0*logheight/1103312"/>
                <draw:equation draw:name="f16" draw:formula="482067*logwidth/1045863"/>
                <draw:equation draw:name="f17" draw:formula="800917*logheight/1103312"/>
                <draw:equation draw:name="f18" draw:formula="828576*logwidth/1045863"/>
                <draw:equation draw:name="f19" draw:formula="991016*logheight/1103312"/>
                <draw:equation draw:name="f20" draw:formula="1045863*logwidth/1045863"/>
                <draw:equation draw:name="f21" draw:formula="954468*logheight/1103312"/>
                <draw:equation draw:name="f22" draw:formula="640080*logwidth/1045863"/>
                <draw:equation draw:name="f23" draw:formula="1103312*logheight/1103312"/>
                <draw:equation draw:name="f24" draw:formula="0*logwidth/1045863"/>
                <draw:equation draw:name="f25" draw:formula="463232*logheight/1103312"/>
                <draw:equation draw:name="f26" draw:formula="189017*logwidth/1045863"/>
                <draw:equation draw:name="f27" draw:formula="0*logheight/1103312"/>
                <draw:equation draw:name="f28" draw:formula="189017*logwidth/1045863"/>
                <draw:equation draw:name="f29" draw:formula="0*logheight/1103312"/>
                <draw:equation draw:name="f30" draw:formula="482067*logwidth/1045863"/>
                <draw:equation draw:name="f31" draw:formula="800917*logheight/1103312"/>
                <draw:equation draw:name="f32" draw:formula="1045863*logwidth/1045863"/>
                <draw:equation draw:name="f33" draw:formula="954468*logheight/1103312"/>
                <draw:equation draw:name="f34" draw:formula="640080*logwidth/1045863"/>
                <draw:equation draw:name="f35" draw:formula="1103312*logheight/1103312"/>
                <draw:equation draw:name="f36" draw:formula="0*logwidth/1045863"/>
                <draw:equation draw:name="f37" draw:formula="463232*logheight/1103312"/>
                <draw:equation draw:name="f38" draw:formula="189017*logwidth/1045863"/>
                <draw:equation draw:name="f39" draw:formula="0*logheight/1103312"/>
                <draw:equation draw:name="f40" draw:formula="189017*logwidth/1178210"/>
                <draw:equation draw:name="f41" draw:formula="0*logheight/1103312"/>
                <draw:equation draw:name="f42" draw:formula="482067*logwidth/1178210"/>
                <draw:equation draw:name="f43" draw:formula="800917*logheight/1103312"/>
                <draw:equation draw:name="f44" draw:formula="1178210*logwidth/1178210"/>
                <draw:equation draw:name="f45" draw:formula="810089*logheight/1103312"/>
                <draw:equation draw:name="f46" draw:formula="640080*logwidth/1178210"/>
                <draw:equation draw:name="f47" draw:formula="1103312*logheight/1103312"/>
                <draw:equation draw:name="f48" draw:formula="0*logwidth/1178210"/>
                <draw:equation draw:name="f49" draw:formula="463232*logheight/1103312"/>
                <draw:equation draw:name="f50" draw:formula="189017*logwidth/1178210"/>
                <draw:equation draw:name="f51" draw:formula="0*logheight/1103312"/>
                <draw:equation draw:name="f52" draw:formula="189017*logwidth/1178210"/>
                <draw:equation draw:name="f53" draw:formula="0*logheight/1103312"/>
                <draw:equation draw:name="f54" draw:formula="494099*logwidth/1178210"/>
                <draw:equation draw:name="f55" draw:formula="596381*logheight/1103312"/>
                <draw:equation draw:name="f56" draw:formula="1178210*logwidth/1178210"/>
                <draw:equation draw:name="f57" draw:formula="810089*logheight/1103312"/>
                <draw:equation draw:name="f58" draw:formula="640080*logwidth/1178210"/>
                <draw:equation draw:name="f59" draw:formula="1103312*logheight/1103312"/>
                <draw:equation draw:name="f60" draw:formula="0*logwidth/1178210"/>
                <draw:equation draw:name="f61" draw:formula="463232*logheight/1103312"/>
                <draw:equation draw:name="f62" draw:formula="189017*logwidth/1178210"/>
                <draw:equation draw:name="f63" draw:formula="0*logheight/1103312"/>
                <draw:equation draw:name="f64" draw:formula="2404*logwidth/991597"/>
                <draw:equation draw:name="f65" draw:formula="8836*logheight/1112148"/>
                <draw:equation draw:name="f66" draw:formula="307486*logwidth/991597"/>
                <draw:equation draw:name="f67" draw:formula="605217*logheight/1112148"/>
                <draw:equation draw:name="f68" draw:formula="991597*logwidth/991597"/>
                <draw:equation draw:name="f69" draw:formula="818925*logheight/1112148"/>
                <draw:equation draw:name="f70" draw:formula="453467*logwidth/991597"/>
                <draw:equation draw:name="f71" draw:formula="1112148*logheight/1112148"/>
                <draw:equation draw:name="f72" draw:formula="2404*logwidth/991597"/>
                <draw:equation draw:name="f73" draw:formula="8836*logheight/1112148"/>
                <draw:equation draw:name="f74" draw:formula="2404*logwidth/991597"/>
                <draw:equation draw:name="f75" draw:formula="8836*logheight/887846"/>
                <draw:equation draw:name="f76" draw:formula="307486*logwidth/991597"/>
                <draw:equation draw:name="f77" draw:formula="605217*logheight/887846"/>
                <draw:equation draw:name="f78" draw:formula="991597*logwidth/991597"/>
                <draw:equation draw:name="f79" draw:formula="818925*logheight/887846"/>
                <draw:equation draw:name="f80" draw:formula="104551*logwidth/991597"/>
                <draw:equation draw:name="f81" draw:formula="883548*logheight/887846"/>
                <draw:equation draw:name="f82" draw:formula="2404*logwidth/991597"/>
                <draw:equation draw:name="f83" draw:formula="8836*logheight/887846"/>
                <draw:equation draw:name="f84" draw:formula="118779*logwidth/1107972"/>
                <draw:equation draw:name="f85" draw:formula="8836*logheight/1021343"/>
                <draw:equation draw:name="f86" draw:formula="423861*logwidth/1107972"/>
                <draw:equation draw:name="f87" draw:formula="605217*logheight/1021343"/>
                <draw:equation draw:name="f88" draw:formula="1107972*logwidth/1107972"/>
                <draw:equation draw:name="f89" draw:formula="818925*logheight/1021343"/>
                <draw:equation draw:name="f90" draw:formula="220926*logwidth/1107972"/>
                <draw:equation draw:name="f91" draw:formula="883548*logheight/1021343"/>
                <draw:equation draw:name="f92" draw:formula="118779*logwidth/1107972"/>
                <draw:equation draw:name="f93" draw:formula="8836*logheight/1021343"/>
                <draw:equation draw:name="f94" draw:formula="118779*logwidth/1107972"/>
                <draw:equation draw:name="f95" draw:formula="11180*logheight/1023687"/>
                <draw:equation draw:name="f96" draw:formula="423861*logwidth/1107972"/>
                <draw:equation draw:name="f97" draw:formula="607561*logheight/1023687"/>
                <draw:equation draw:name="f98" draw:formula="1107972*logwidth/1107972"/>
                <draw:equation draw:name="f99" draw:formula="821269*logheight/1023687"/>
                <draw:equation draw:name="f100" draw:formula="220926*logwidth/1107972"/>
                <draw:equation draw:name="f101" draw:formula="885892*logheight/1023687"/>
                <draw:equation draw:name="f102" draw:formula="118779*logwidth/1107972"/>
                <draw:equation draw:name="f103" draw:formula="11180*logheight/1023687"/>
                <draw:equation draw:name="f104" draw:formula="logwidth"/>
                <draw:equation draw:name="f105" draw:formula="logheight"/>
              </draw:enhanced-geometry>
            </draw:custom-shape>
          </draw:g>
        </draw:g>
        <presentation:notes draw:style-name="dp2">
          <draw:page-thumbnail draw:style-name="gr22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2" svg:font-family="Arial" style:font-pitch="variable"/>
    <style:font-face style:name="Calibri1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Microsoft YaHei1" svg:font-family="'Microsoft YaHei'" style:font-pitch="variable"/>
    <style:font-face style:name="Segoe UI" svg:font-family="'Segoe UI'" style:font-pitch="variable"/>
    <style:font-face style:name="Tahoma" svg:font-family="Tahoma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" draw:display-name="Gradient 1" draw:style="linear" draw:start-color="#da0000" draw:end-color="#d60000" draw:start-intensity="100%" draw:end-intensity="100%" draw:angle="1800" draw:border="0%"/>
    <draw:gradient draw:name="Gradient_20_10" draw:display-name="Gradient 10" draw:style="linear" draw:start-color="#00b0f0" draw:end-color="#0070c0" draw:start-intensity="100%" draw:end-intensity="100%" draw:angle="2400" draw:border="30%"/>
    <draw:gradient draw:name="Gradient_20_11" draw:display-name="Gradient 11" draw:style="linear" draw:start-color="#bfbfbf" draw:end-color="#d9d9d9" draw:start-intensity="100%" draw:end-intensity="100%" draw:angle="1500" draw:border="0%"/>
    <draw:gradient draw:name="Gradient_20_12" draw:display-name="Gradient 12" draw:style="linear" draw:start-color="#bfbfbf" draw:end-color="#d9d9d9" draw:start-intensity="100%" draw:end-intensity="100%" draw:angle="2100" draw:border="0%"/>
    <draw:gradient draw:name="Gradient_20_13" draw:display-name="Gradient 13" draw:style="linear" draw:start-color="#bfbfbf" draw:end-color="#f2f2f2" draw:start-intensity="100%" draw:end-intensity="100%" draw:angle="2700" draw:border="0%"/>
    <draw:gradient draw:name="Gradient_20_14" draw:display-name="Gradient 14" draw:style="linear" draw:start-color="#808080" draw:end-color="#f2f2f2" draw:start-intensity="100%" draw:end-intensity="100%" draw:angle="2700" draw:border="0%"/>
    <draw:gradient draw:name="Gradient_20_15" draw:display-name="Gradient 15" draw:style="linear" draw:start-color="#00b0f0" draw:end-color="#0070c0" draw:start-intensity="100%" draw:end-intensity="100%" draw:angle="300" draw:border="30%"/>
    <draw:gradient draw:name="Gradient_20_16" draw:display-name="Gradient 16" draw:style="linear" draw:start-color="#0070c0" draw:end-color="#00b0f0" draw:start-intensity="100%" draw:end-intensity="100%" draw:angle="1800" draw:border="0%"/>
    <draw:gradient draw:name="Gradient_20_17" draw:display-name="Gradient 17" draw:style="linear" draw:start-color="#0070c0" draw:end-color="#00b0f0" draw:start-intensity="100%" draw:end-intensity="100%" draw:angle="1058" draw:border="0%"/>
    <draw:gradient draw:name="Gradient_20_18" draw:display-name="Gradient 18" draw:style="linear" draw:start-color="#595959" draw:end-color="#a6a6a6" draw:start-intensity="100%" draw:end-intensity="100%" draw:angle="1800" draw:border="0%"/>
    <draw:gradient draw:name="Gradient_20_2" draw:display-name="Gradient 2" draw:style="linear" draw:start-color="#ffe115" draw:end-color="#ffe321" draw:start-intensity="100%" draw:end-intensity="100%" draw:angle="1350" draw:border="0%"/>
    <draw:gradient draw:name="Gradient_20_3" draw:display-name="Gradient 3" draw:style="linear" draw:start-color="#1ac2ff" draw:end-color="#008cf0" draw:start-intensity="100%" draw:end-intensity="100%" draw:angle="1350" draw:border="58%"/>
    <draw:gradient draw:name="Gradient_20_4" draw:display-name="Gradient 4" draw:style="linear" draw:start-color="#eeb000" draw:end-color="#f8cc0c" draw:start-intensity="100%" draw:end-intensity="100%" draw:angle="1800" draw:border="0%"/>
    <draw:gradient draw:name="Gradient_20_5" draw:display-name="Gradient 5" draw:style="linear" draw:start-color="#f2f2f2" draw:end-color="#bfbfbf" draw:start-intensity="100%" draw:end-intensity="100%" draw:angle="450" draw:border="0%"/>
    <draw:gradient draw:name="Gradient_20_6" draw:display-name="Gradient 6" draw:style="linear" draw:start-color="#eeeeee" draw:end-color="#a6a6a6" draw:start-intensity="100%" draw:end-intensity="100%" draw:angle="1800" draw:border="0%"/>
    <draw:gradient draw:name="Gradient_20_7" draw:display-name="Gradient 7" draw:style="linear" draw:start-color="#eeeeee" draw:end-color="#a6a6a6" draw:start-intensity="100%" draw:end-intensity="100%" draw:angle="450" draw:border="0%"/>
    <draw:gradient draw:name="Gradient_20_8" draw:display-name="Gradient 8" draw:style="linear" draw:start-color="#00b0f0" draw:end-color="#0070c0" draw:start-intensity="100%" draw:end-intensity="100%" draw:angle="2700" draw:border="0%"/>
    <draw:gradient draw:name="Gradient_20_9" draw:display-name="Gradient 9" draw:style="linear" draw:start-color="#bfbfbf" draw:end-color="#d9d9d9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gradient draw:name="msFillGradient_20_1" draw:display-name="msFillGradient 1" draw:style="linear" draw:start-color="#ffffff" draw:end-color="#d9d9d9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fr" fo:country="FR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2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Only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Only" style:display-name="Title Only" style:page-layout-name="PM1" draw:style-name="Mdp1">
      <draw:frame draw:name="Title 1" presentation:style-name="Mpr1" draw:text-style-name="MP6" draw:layer="backgroundobjects" svg:width="16.721cm" svg:height="1.269cm" svg:x="4.339cm" svg:y="0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17">17/12/2019</text:date></text:span></text:p>
        </draw:text-box>
      </draw:frame>
      <draw:frame draw:name="Footer Placeholder 3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text:date style:data-style-name="D1" text:date-value="2019-12-17">17/12/2019</text:date></text:span></text:p>
        </draw:text-box>
      </draw:frame>
      <draw:frame draw:name="Footer Placeholder 2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8" draw:layer="backgroundobjects" svg:width="5.926cm" svg:height="1.013cm" svg:x="18.203cm" svg:y="17.657cm" presentation:class="page-number" presentation:user-transformed="true">
        <draw:text-box>
          <text:p text:style-name="MP9"><text:span text:style-name="MT3"><text:page-number>1</text:page-number>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Agile Roadmap</dc:title>
    <meta:initial-creator>Md Aminul Islam</meta:initial-creator>
    <meta:editing-cycles>27</meta:editing-cycles>
    <meta:creation-date>2013-04-11T13:53:35</meta:creation-date>
    <dc:date>2019-12-17T23:50:10.457000000</dc:date>
    <meta:editing-duration>PT2H46M7S</meta:editing-duration>
    <meta:generator>LibreOffice/6.3.3.2$Windows_X86_64 LibreOffice_project/a64200df03143b798afd1ec74a12ab50359878ed</meta:generator>
    <meta:document-statistic meta:object-count="272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